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等线" svg:font-family="等线" style:font-family-generic="swiss"/>
    <style:font-face style:name="等线 Light" svg:font-family="'等线 Light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49pt"/>
    </style:style>
    <style:style style:name="co2" style:family="table-column">
      <style:table-column-properties fo:break-before="auto" style:column-width="332.96pt"/>
    </style:style>
    <style:style style:name="co3" style:family="table-column">
      <style:table-column-properties fo:break-before="auto" style:column-width="56.15pt"/>
    </style:style>
    <style:style style:name="co4" style:family="table-column">
      <style:table-column-properties fo:break-before="auto" style:column-width="428.6pt"/>
    </style:style>
    <style:style style:name="co5" style:family="table-column">
      <style:table-column-properties fo:break-before="auto" style:column-width="84.19pt"/>
    </style:style>
    <style:style style:name="ro1" style:family="table-row">
      <style:table-row-properties style:row-height="21pt" fo:break-before="auto" style:use-optimal-row-height="false"/>
    </style:style>
    <style:style style:name="ro2" style:family="table-row">
      <style:table-row-properties style:row-height="29pt" fo:break-before="auto" style:use-optimal-row-height="false"/>
    </style:style>
    <style:style style:name="ro3" style:family="table-row">
      <style:table-row-properties style:row-height="15.99pt" fo:break-before="auto" style:use-optimal-row-height="true"/>
    </style:style>
    <style:style style:name="ta1" style:family="table" style:master-page-name="PageStyle_5f__20_BOM_20_Templat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c3c3c" style:text-outline="false" style:text-line-through-style="none" style:text-line-through-type="none" style:font-name="Helvetica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 BOM Templat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Manufacturer Part Number or Seeed SKU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ink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C1,C2,C3,C4,C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<text:a xlink:href="https://www.digikey.com.cn/product-detail/zh/nichicon/RHA0J471MCN1GS/493-3771-1-ND/2209480?keywords=RHA0J471MCN1GS" xlink:type="simple">https://www.digikey.com.cn/product-detail/zh/nichicon/RHA0J471MCN1GS/493-3771-1-ND/2209480?keywords=RHA0J471MCN1GS</text:a>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1,A4</text:p>
          </table:table-cell>
          <table:table-cell table:style-name="ce1" office:value-type="string" calcext:value-type="string">
            <text:p>RH0111-30002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statics3.seeedstudio.com/images/opl/datasheet/318020010.pdf" xlink:type="simple">https://statics3.seeedstudio.com/images/opl/datasheet/318020010.pdf</text:a>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CYBLE-014008-00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www.digikey.com.cn/product-detail/zh/cypress-semiconductor-corp/CYBLE-014008-00/428-3600-1-ND/6052585?keywords=CYBLE-014008-00" xlink:type="simple">https://www.digikey.com.cn/product-detail/zh/cypress-semiconductor-corp/CYBLE-014008-00/428-3600-1-ND/6052585?keywords=CYBLE-014008-00</text:a></text:p>
          </table:table-cell>
          <table:table-cell table:number-columns-repeated="1020"/>
        </table:table-row>
        <table:table-row table:style-name="ro3" table:number-rows-repeated="9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2"/>
          <table:table-cell table:style-name="ce4"/>
          <table:table-cell table:style-name="ce2"/>
          <table:table-cell table:number-columns-repeated="1021"/>
        </table:table-row>
        <table:table-row table:style-name="ro3">
          <table:table-cell table:style-name="ce2" table:number-columns-repeated="3"/>
          <table:table-cell table:number-columns-repeated="1021"/>
        </table:table-row>
        <table:table-row table:style-name="ro3" table:number-rows-repeated="15">
          <table:table-cell table:style-name="ce2" table:number-columns-repeated="3"/>
          <table:table-cell table:number-columns-repeated="1021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等线" svg:font-family="等线" style:font-family-generic="swiss"/>
    <style:font-face style:name="等线 Light" svg:font-family="'等线 Light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middle"/>
      <style:text-properties fo:color="#000000" style:font-name="等线" fo:font-family="等线" style:font-family-generic="swiss" fo:font-size="12pt" style:font-name-asian="AR PL SungtiL GB" style:font-family-asian="'AR PL SungtiL GB'" style:font-family-generic-asian="system" style:font-pitch-asian="variable" style:font-size-asian="12pt" style:font-name-complex="等线" style:font-family-complex="等线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bold" style:font-size-asian="12pt" style:font-style-asian="normal" style:font-weight-asian="bold" style:font-name-complex="等线" style:font-family-complex="等线" style:font-family-generic-complex="swiss" style:font-size-complex="12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51pt 0.74pt 0.51pt"/>
      <style:text-properties fo:color="#ffffff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bold" style:font-size-asian="12pt" style:font-style-asian="normal" style:font-weight-asian="bold" style:font-name-complex="等线" style:font-family-complex="等线" style:font-family-generic-complex="swiss" style:font-size-complex="12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等线" fo:font-family="等线" style:font-family-generic="swiss" fo:font-size="12pt" fo:font-style="italic" fo:text-shadow="none" style:text-underline-style="none" fo:font-weight="normal" style:font-size-asian="12pt" style:font-style-asian="italic" style:font-weight-asian="normal" style:font-name-complex="等线" style:font-family-complex="等线" style:font-family-generic-complex="swiss" style:font-size-complex="12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等线" fo:font-family="等线" style:font-family-generic="swiss" fo:font-size="15pt" fo:font-style="normal" fo:text-shadow="none" style:text-underline-style="none" fo:font-weight="bold" style:font-size-asian="15pt" style:font-style-asian="normal" style:font-weight-asian="bold" style:font-name-complex="等线" style:font-family-complex="等线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等线" fo:font-family="等线" style:font-family-generic="swiss" fo:font-size="13pt" fo:font-style="normal" fo:text-shadow="none" style:text-underline-style="none" fo:font-weight="bold" style:font-size-asian="13pt" style:font-style-asian="normal" style:font-weight-asian="bold" style:font-name-complex="等线" style:font-family-complex="等线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等线" fo:font-family="等线" style:font-family-generic="swiss" fo:font-size="11pt" fo:font-style="normal" fo:text-shadow="none" style:text-underline-style="none" fo:font-weight="bold" style:font-size-asian="11pt" style:font-style-asian="normal" style:font-weight-asian="bold" style:font-name-complex="等线" style:font-family-complex="等线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等线" fo:font-family="等线" style:font-family-generic="swiss" fo:font-size="11pt" fo:font-style="normal" fo:text-shadow="none" style:text-underline-style="none" fo:font-weight="bold" style:font-size-asian="11pt" style:font-style-asian="normal" style:font-weight-asian="bold" style:font-name-complex="等线" style:font-family-complex="等线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51pt 0.74pt 0.51pt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bold" style:font-size-asian="12pt" style:font-style-asian="normal" style:font-weight-asian="bold" style:font-name-complex="等线" style:font-family-complex="等线" style:font-family-generic-complex="swiss" style:font-size-complex="12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等线 Light" fo:font-family="'等线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等线 Light" style:font-family-complex="'等线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51pt 0.74pt 0.51pt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bold" style:font-size-asian="12pt" style:font-style-asian="normal" style:font-weight-asian="bold" style:font-name-complex="等线" style:font-family-complex="等线" style:font-family-generic-complex="swiss" style:font-size-complex="12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等线" fo:font-family="等线" style:font-family-generic="swiss" fo:font-size="12pt" fo:font-style="normal" fo:text-shadow="none" style:text-underline-style="none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等线" fo:font-family="等线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等线" style:font-family-complex="等线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20_BOM_20_Template" style:display-name="PageStyle_ BOM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08:24:34</meta:creation-date>
    <dc:date>2021-07-21T10:42:34.268220500</dc:date>
    <meta:generator>LibreOffice/6.0.7.3$Linux_X86_64 LibreOffice_project/00m0$Build-3</meta:generator>
    <meta:editing-duration>PT4M40S</meta:editing-duration>
    <meta:editing-cycles>1</meta:editing-cycles>
    <meta:document-statistic meta:table-count="1" meta:cell-count="1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